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2011 3</text:p>
          </table:table-cell>
          <table:table-cell table:style-name="ce1" office:value-type="float" office:value="2">
            <text:p>2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2">
            <text:p>2</text:p>
          </table:table-cell>
          <table:table-cell office:value-type="string">
            <text:p>Twirling, 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6">
            <text:p>6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number-columns-repeated="2" table:style-name="ce2"/>
          <table:table-cell table:style-name="ce2" table:formula="of:=10^15" office:value-type="float" office:value="1E+015">
            <text:p>10000000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444">
            <text:p>144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521">
            <text:p>1521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600">
            <text:p>16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681">
            <text:p>168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13444">
            <text:p>213444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4369">
            <text:p>214369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5296">
            <text:p>21529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6225">
            <text:p>21622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20900">
            <text:p>22090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21841">
            <text:p>221841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22784">
            <text:p>222784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5625">
            <text:p>2256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6576">
            <text:p>226576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7529">
            <text:p>227529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8484">
            <text:p>228484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9441">
            <text:p>229441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30400">
            <text:p>23040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33289">
            <text:p>233289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4256">
            <text:p>234256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5225">
            <text:p>23522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6196">
            <text:p>236196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7169">
            <text:p>237169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8144">
            <text:p>238144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9121">
            <text:p>239121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40100">
            <text:p>24010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41081">
            <text:p>241081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42064">
            <text:p>242064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43049">
            <text:p>243049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4036">
            <text:p>244036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5025">
            <text:p>24502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6016">
            <text:p>246016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7009">
            <text:p>247009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8004">
            <text:p>248004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9001">
            <text:p>249001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>
            <text:p>N = 6</text:p>
          </table:table-cell>
          <table:table-cell office:value-type="string">
            <text:p>Perm</text:p>
          </table:table-cell>
          <table:table-cell office:value-type="string">
            <text:p>to cy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FACT([.B11])" office:value-type="float" office:value="40320">
            <text:p>40320</text:p>
          </table:table-cell>
          <table:table-cell table:formula="of:=[.C11]/(2*[.B11])" office:value-type="float" office:value="2520">
            <text:p>2520</text:p>
          </table:table-cell>
          <table:table-cell table:number-columns-repeated="2"/>
        </table:table-row>
        <table:table-row table:style-name="ro1">
          <table:table-cell office:value-type="string">
            <text:p>Using 1 edge</text:p>
          </table:table-cell>
          <table:table-cell table:formula="of:=FACT(4)" office:value-type="float" office:value="24">
            <text:p>24</text:p>
          </table:table-cell>
          <table:table-cell table:formula="of:=[.B12]*8" office:value-type="float" office:value="192">
            <text:p>192</text:p>
          </table:table-cell>
          <table:table-cell table:formula="of:=[.C12]/8" office:value-type="float" office:value="24">
            <text:p>2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formula="of:=25" office:value-type="float" office:value="25">
            <text:p>25</text:p>
          </table:table-cell>
        </table:table-row>
        <table:table-row table:style-name="ro1">
          <table:table-cell/>
          <table:table-cell table:formula="of:=FACT(8)" office:value-type="float" office:value="40320">
            <text:p>40320</text:p>
          </table:table-cell>
          <table:table-cell table:formula="of:=MOD([.B17];9901)" office:value-type="float" office:value="716">
            <text:p>716</text:p>
          </table:table-cell>
          <table:table-cell table:number-columns-repeated="2"/>
          <table:table-cell table:formula="of:=25 * COMBIN(24;12)" office:value-type="float" office:value="67603900">
            <text:p>676039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21000" office:value-type="float" office:value="21000">
            <text:p>21000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">
          <table:table-cell table:number-columns-repeated="3"/>
          <table:table-cell table:formula="of:=8" office:value-type="float" office:value="8">
            <text:p>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ytes</text:p>
          </table:table-cell>
          <table:table-cell table:formula="of:=[.D20]*[.D21]" office:value-type="float" office:value="168000">
            <text:p>16800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4"/>
          <table:table-cell table:formula="of:=[.E20]*(SUM([.E21:.E22]))" office:value-type="float" office:value="390000">
            <text:p>390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2/09/2013</text:date>, <text:time>12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09T12:57:45.49</dc:date>
    <meta:editing-duration>P42DT5H55M52S</meta:editing-duration>
    <meta:editing-cycles>11</meta:editing-cycles>
    <meta:generator>OpenOffice.org/3.4.1$Win32 OpenOffice.org_project/341m1$Build-9593</meta:generator>
    <meta:document-statistic meta:table-count="2" meta:cell-count="1194" meta:object-count="0"/>
  </office:meta>
</office:document-meta>
</file>